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2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3|knows_power_strike_3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|knows_shield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3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5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200)</text:p>
          </table:table-cell>
          <table:table-cell table:style-name="ce30" office:value-type="string" calcext:value-type="string">
            <text:p>knows_ironflesh_2|knows_power_draw_4|knows_power_strike_1|knows_athletics_3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1|knows_athletics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2|knows_athletics_1|knows_ironflesh_1|knows_power_strike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4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shield_2|knows_ironflesh_3|knows_power_strike_3|knows_power_throw_3|knows_horse_archery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4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4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5|knows_shield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tier_bow_3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tier_bow_4</text:p>
          </table:table-cell>
          <table:table-cell table:style-name="ce31" office:value-type="string" calcext:value-type="string">
            <text:p>knows_common_dwarf|knows_athletics_2|knows_power_draw_2|knows_power_strike_2|knows_ironflesh_1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tier_bow_5</text:p>
          </table:table-cell>
          <table:table-cell table:style-name="ce31" office:value-type="string" calcext:value-type="string">
            <text:p>knows_common_dwarf|knows_athletics_2|knows_power_draw_3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5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throw_3|knows_power_strike_6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5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4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mordo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mordo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7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2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17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6|knows_power_throw_5|knows_ironflesh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5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3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.00.0000</text:date>, <text:time style:data-style-name="N2" text:time-value="22:07:50.2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9-14T22:08:31.401000000</dc:date>
    <meta:editing-duration>P1DT3H53M29S</meta:editing-duration>
    <meta:editing-cycles>130</meta:editing-cycles>
    <meta:document-statistic meta:table-count="2" meta:cell-count="6656" meta:object-count="0"/>
  </office:meta>
</office:document-meta>
</file>